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master-page-name="Standard">
      <style:paragraph-properties fo:margin-bottom="10.000000000000000pt" fo:margin-left="0.000000000000000pt" fo:margin-right="0.000000000000000pt" fo:text-align="end" fo:text-indent="0.000000000000000pt"/>
    </style:style>
    <style:style style:name="T1" style:family="text">
      <style:text-properties fo:font-family="Calibri" fo:font-size="11.000000000000000pt" style:text-underline-style="none" style:text-underline-type="none"/>
    </style:style>
    <style:style style:name="P2" style:family="paragraph">
      <style:paragraph-properties fo:margin-bottom="10.000000000000000pt" fo:margin-left="0.000000000000000pt" fo:margin-right="0.000000000000000pt" fo:text-align="end" fo:text-indent="0.000000000000000pt"/>
    </style:style>
    <style:style style:name="P3" style:family="paragraph">
      <style:paragraph-properties fo:margin-bottom="10.000000000000000pt" fo:margin-left="0.000000000000000pt" fo:margin-right="0.000000000000000pt" fo:text-align="start" fo:text-indent="0.000000000000000pt"/>
    </style:style>
    <style:style style:name="T2" style:family="text">
      <style:text-properties fo:font-family="Calibri" fo:font-size="11.000000000000000pt" fo:font-weight="bold" style:text-underline-style="solid" style:text-underline-type="single"/>
    </style:style>
    <style:style style:name="P4" style:family="paragraph">
      <style:paragraph-properties fo:margin-bottom="10.000000000000000pt" fo:margin-left="72.000000000000000pt" fo:margin-right="0.000000000000000pt" fo:text-align="start" fo:text-indent="0.000000000000000pt"/>
    </style:style>
    <style:style style:name="T3" style:family="text">
      <style:text-properties fo:font-family="Calibri" fo:font-size="11.000000000000000pt" fo:font-style="italic" style:text-underline-style="none" style:text-underline-type="none"/>
    </style:style>
  </office:automatic-styles>
  <office:body>
    <office:text>
      <text:tracked-changes text:track-changes="false"/>
      <text:p text:style-name="P1"><text:span text:style-name="T1">Randy White</text:span></text:p>
      <text:p text:style-name="P2"><text:span text:style-name="T1">5/10/12</text:span></text:p>
      <text:p text:style-name="P3"><text:span text:style-name="T2">Objective:<text:s/></text:span></text:p>
      <text:p text:style-name="P3"><text:span text:style-name="T1">Develop a better understanding of Interprocess Communications, Message Passing, Sockets, and Daemon programming in relation to computer clustering in the Linux operating system. Use intrinsic knowledge of data structures and algorithms to develop a load balancing, and/or a weighted job launching application/complex script.Set up custom Linux computers in order to utilize a User Space distributed storage filesystem.</text:span></text:p>
      <text:p text:style-name="P3"/>
      <text:p text:style-name="P3"><text:span text:style-name="T2">Problem:<text:s/></text:span></text:p>
      <text:p text:style-name="P3"><text:span text:style-name="T1">Two heads are always better than one, and to an advantage we have a multitude of computers at our disposal in our Linux shop to do our custom clustered computations on a distributed virtual filesystem. The only issue is that the technology amongst these machines differ vastly by their age in hardware architecture, and in saying that, certain jobs would be suited better for particular platforms than others.</text:span></text:p>
      <text:p text:style-name="P3"/>
      <text:p text:style-name="P3"/>
      <text:p text:style-name="P3"><text:span text:style-name="T2">Solution:</text:span></text:p>
      <text:p text:style-name="P3"><text:span text:style-name="T1">Develop a custom application, preferably in an implicit object-orientated/procedural language, that will send/distribute jobs to computers that are adequate to run them.</text:span></text:p>
      <text:p text:style-name="P4"/>
      <text:p text:style-name="P4"><text:span text:style-name="T3">-TODO:</text:span></text:p>
      <text:p text:style-name="P4"><text:span text:style-name="T3">*Create a daemon process</text:span></text:p>
      <text:p text:style-name="P4"><text:span text:style-name="T3">*Decide what data structures should be used to abstract computers</text:span></text:p>
      <text:p text:style-name="P4"><text:span text:style-name="T3">*Write algorithms to make job scheduling decisions based on data</text:span></text:p>
      <text:p text:style-name="P4"><text:span text:style-name="T3">*Find the state of each computer and keep an update on them frequently</text:span></text:p>
      <text:p text:style-name="P4"><text:span text:style-name="T3">*Sort data in a distributed fashion</text:span></text:p>
      <text:p text:style-name="P4"><text:span text:style-name="T3">Exra ~ Deploy a simple web application that can utilize these methdologies.</text:span></text:p>
      <text:p text:style-name="P3"/>
      <text:p text:style-name="P3"/>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page-layout style:name="pm1" style:page-usage="all">
      <style:page-layout-properties fo:border="0pt none #000000" fo:margin="56.693011599999998pt" fo:padding="0.000000000000000pt" fo:page-height="792.001372051999965pt" fo:page-width="612.001060221999978pt" style:print-orientation="portrait"/>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3</meta:generator>
    <dc:title/>
    <meta:initial-creator>Unknown</meta:initial-creator>
    <meta:editing-cycles>0</meta:editing-cycles>
    <dc:date>2012-08-21T00:05:17</dc:date>
    <meta:creation-date>2012-08-20T22:48:33</meta:creation-date>
  </office:meta>
</office:document-meta>
</file>